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ExclusionMBeanInfoAssemblerTests.testSupermanIs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thodExclusionMBeanInfoAssemblerTests.getExpectedOperatio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ExclusionMBeanInfoAssemblerTests.getExpectedAttribut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ExclusionMBeanInfoAssemblerTests.getAssemb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ExclusionMBeanInfoAssemblerTests.getApplication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ExclusionMBeanInfoAssemblerTests.getObjec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ExclusionMBeanInfoAssemblerTests.testIsNotIgnoredDoesntIgnoreUnspecifiedBean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